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7.8944in" table:align="left"/>
    </style:style>
    <style:style style:name="Table1.A" style:family="table-column">
      <style:table-column-properties style:column-width="7.8944in"/>
    </style:style>
    <style:style style:name="Table1.A1" style:family="table-cell">
      <style:table-cell-properties style:border-line-width="0in 0.0014in 0.0007in" fo:padding="0.0736in" fo:border="0.05pt double #808080"/>
    </style:style>
    <style:style style:name="P1" style:family="paragraph" style:parent-style-name="Text_20_body" style:list-style-name="L1">
      <style:paragraph-properties fo:orphans="2" fo:widows="2"/>
      <style:text-properties fo:font-variant="normal" fo:text-transform="none" fo:color="#000000" style:font-name="Times New Roman" fo:font-size="12pt" fo:letter-spacing="normal" fo:font-style="normal" fo:font-weight="normal" style:font-size-asian="12pt" style:font-size-complex="12pt"/>
    </style:style>
    <style:style style:name="P2" style:family="paragraph" style:parent-style-name="Text_20_body" style:list-style-name="L2">
      <style:paragraph-properties fo:orphans="2" fo:widows="2"/>
      <style:text-properties fo:font-size="12pt" style:font-size-asian="12pt" style:font-size-complex="12pt"/>
    </style:style>
    <style:style style:name="P3"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000000" style:font-name="Times New Roman" fo:font-size="12pt" fo:letter-spacing="normal" fo:font-style="normal" fo:font-weight="bold" style:font-size-asian="12pt" style:font-size-complex="12pt"/>
    </style:style>
    <style:style style:name="P4" style:family="paragraph" style:parent-style-name="Text_20_body">
      <style:paragraph-properties fo:margin-left="0in" fo:margin-right="0in" fo:orphans="2" fo:widows="2" fo:text-indent="0in" style:auto-text-indent="false"/>
      <style:text-properties fo:font-variant="normal" fo:text-transform="none" fo:color="#000000" style:font-name="Times New Roman" fo:font-size="12pt" fo:letter-spacing="normal" fo:font-style="normal" fo:font-weight="bold" style:font-size-asian="12pt" style:font-size-complex="12pt"/>
    </style:style>
    <style:style style:name="P5" style:family="paragraph" style:parent-style-name="Text_20_body">
      <style:paragraph-properties fo:margin-left="0in" fo:margin-right="0in" fo:orphans="2" fo:widows="2" fo:text-indent="0in"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6" style:family="paragraph" style:parent-style-name="Text_20_body">
      <style:paragraph-properties fo:margin-left="0in" fo:margin-right="0in" fo:text-align="center" style:justify-single-word="false" fo:orphans="2" fo:widows="2" fo:text-indent="0in" style:auto-text-indent="false"/>
    </style:style>
    <style:style style:name="P7" style:family="paragraph" style:parent-style-name="Text_20_body" style:list-style-name="L1">
      <style:paragraph-properties fo:margin-top="0in" fo:margin-bottom="0in" loext:contextual-spacing="false" fo:orphans="2" fo:widows="2"/>
      <style:text-properties fo:font-variant="normal" fo:text-transform="none" fo:color="#000000" style:font-name="Times New Roman" fo:font-size="12pt" fo:letter-spacing="normal" fo:font-style="normal" fo:font-weight="normal" style:font-size-asian="12pt" style:font-size-complex="12pt"/>
    </style:style>
    <style:style style:name="P8" style:family="paragraph" style:parent-style-name="Text_20_body" style:list-style-name="L2">
      <style:paragraph-properties fo:margin-top="0in" fo:margin-bottom="0in" loext:contextual-spacing="false" fo:orphans="2" fo:widows="2"/>
      <style:text-properties fo:font-variant="normal" fo:text-transform="none" fo:color="#000000" style:font-name="Times New Roman" fo:font-size="12pt" fo:letter-spacing="normal" fo:font-style="normal" fo:font-weight="normal" style:font-size-asian="12pt" style:font-size-complex="12pt"/>
    </style:style>
    <style:style style:name="P9" style:family="paragraph" style:parent-style-name="Table_20_Contents">
      <style:paragraph-properties fo:margin-top="0in" fo:margin-bottom="0.1965in" loext:contextual-spacing="false"/>
      <style:text-properties fo:font-size="12pt" style:font-size-asian="12pt" style:font-size-complex="12pt"/>
    </style:style>
    <style:style style:name="P10" style:family="paragraph" style:parent-style-name="Preformatted_20_Text">
      <style:paragraph-properties fo:orphans="2" fo:widows="2"/>
      <style:text-properties fo:font-variant="normal" fo:text-transform="none" fo:color="#000000" fo:font-size="12pt" fo:letter-spacing="normal" style:font-size-asian="12pt" style:font-size-complex="12pt"/>
    </style:style>
    <style:style style:name="P11" style:family="paragraph" style:parent-style-name="Preformatted_20_Text">
      <style:paragraph-properties fo:orphans="2" fo:widows="2"/>
      <style:text-properties fo:font-variant="normal" fo:text-transform="none" fo:color="#000000" fo:font-size="12pt" fo:letter-spacing="normal" fo:font-style="normal" fo:font-weight="normal" style:font-size-asian="12pt" style:font-size-complex="12pt"/>
    </style:style>
    <style:style style:name="P12" style:family="paragraph" style:parent-style-name="Preformatted_20_Text">
      <style:paragraph-properties fo:orphans="2" fo:widows="2"/>
      <style:text-properties fo:font-size="12pt" style:font-size-asian="12pt" style:font-size-complex="12pt"/>
    </style:style>
    <style:style style:name="P13" style:family="paragraph" style:parent-style-name="Preformatted_20_Text">
      <style:paragraph-properties fo:margin-left="0in" fo:margin-right="0in" fo:orphans="2" fo:widows="2" fo:text-indent="0in" style:auto-text-indent="false"/>
      <style:text-properties fo:font-variant="normal" fo:text-transform="none" fo:color="#000000" fo:font-size="12pt" fo:letter-spacing="normal" style:font-size-asian="12pt" style:font-size-complex="12pt"/>
    </style:style>
    <style:style style:name="P14" style:family="paragraph" style:parent-style-name="Preformatted_20_Text">
      <style:paragraph-properties fo:margin-left="0in" fo:margin-right="0in" fo:orphans="2" fo:widows="2" fo:text-indent="0in" style:auto-text-indent="false"/>
      <style:text-properties fo:font-variant="normal" fo:text-transform="none" fo:color="#000000" fo:font-size="12pt" fo:letter-spacing="normal" fo:font-style="normal" fo:font-weight="normal" style:font-size-asian="12pt" style:font-size-complex="12pt"/>
    </style:style>
    <style:style style:name="P15" style:family="paragraph" style:parent-style-name="Preformatted_20_Text">
      <style:paragraph-properties fo:margin-top="0in" fo:margin-bottom="0.1965in" loext:contextual-spacing="false" fo:orphans="2" fo:widows="2"/>
      <style:text-properties fo:font-variant="normal" fo:text-transform="none" fo:color="#000000" fo:font-size="12pt" fo:letter-spacing="normal" style:font-size-asian="12pt" style:font-size-complex="12pt"/>
    </style:style>
    <style:style style:name="P16" style:family="paragraph" style:parent-style-name="Horizontal_20_Line">
      <style:text-properties fo:font-size="12pt" style:font-size-asian="12pt" style:font-size-complex="12pt"/>
    </style:style>
    <style:style style:name="T1" style:family="text">
      <style:text-properties fo:font-weight="bold"/>
    </style:style>
    <style:style style:name="T2" style:family="text">
      <style:text-properties fo:font-style="italic"/>
    </style:style>
    <style:style style:name="T3" style:family="text">
      <style:text-properties fo:font-style="normal" fo:font-weight="normal"/>
    </style:style>
    <style:style style:name="T4" style:family="text">
      <style:text-properties fo:font-variant="normal" fo:text-transform="none" fo:color="#000000" style:font-name="Times New Roman" fo:font-size="14pt" fo:letter-spacing="normal" fo:font-style="normal" fo:font-weight="normal"/>
    </style:style>
    <style:style style:name="T5" style:family="text">
      <style:text-properties fo:font-variant="normal" fo:text-transform="none" fo:color="#000000" style:font-name="Times New Roman" fo:font-size="14pt" fo:letter-spacing="normal" fo:font-style="normal" fo:font-weight="bold"/>
    </style:style>
    <style:style style:name="T6" style:family="text">
      <style:text-properties fo:font-variant="normal" fo:text-transform="none" fo:color="#000000" style:font-name="Times New Roman" fo:letter-spacing="normal" fo:font-style="normal" fo:font-weight="normal"/>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OSC 2436 - Data Structures<text:line-break/>Bob Comer, Professor of Computer Studies</text:p>
      <text:p text:style-name="P16"/>
      <text:p text:style-name="P3">Program 4 - Linked Bag</text:p>
      <text:p text:style-name="P5">Be sure to read through Chapter 4 in your textbook before starting this assignment.</text:p>
      <text:p text:style-name="P5">In this assignment you will make some changes to the LinkedBag class template from Chapter 4. You will modify one of the existing methods and add a new method.</text:p>
      <text:p text:style-name="P5">Start with the first (nonrecursive) version of the LinkedBag class template from Chapter 4. I have put the files that you need to get started in the Programming Assignments section of Blackboard.</text:p>
      <table:table table:name="Table1" table:style-name="Table1">
        <table:table-column table:style-name="Table1.A"/>
        <table:table-row>
          <table:table-cell table:style-name="Table1.A1" office:value-type="string">
            <text:p text:style-name="P9"><text:span text:style-name="T1">Important:</text:span> To use <text:span text:style-name="T2">nullptr</text:span> and other features of C++11, you need a compiler that is fairly recent. If your compiler was released in the last couple of years, you are probably okay. You may need to turn these features on in your IDE. For example, I typically use Dev-C++ with the GCC compiler TDM-GCC 4.9.2. To use C++11 features in Dev-C++, I had to select Tools/Compiler Options. Under the General tab in the "Add the following commands when calling the compiler" section I had to add:<text:line-break/><text:line-break/>     -std=gnu++11</text:p>
          </table:table-cell>
        </table:table-row>
      </table:table>
      <text:p text:style-name="P4">Modify <text:span text:style-name="T2">add</text:span> method</text:p>
      <text:p text:style-name="P5">Revise the public method <text:span text:style-name="T2">add</text:span> in class template <text:span text:style-name="T2">LinkedBag</text:span> so that the new node is inserted at the end of the linked chain instead of at the beginning.</text:p>
      <text:p text:style-name="P4">Add a second remove method</text:p>
      <text:p text:style-name="P5">Add a new <text:span text:style-name="T2">remove</text:span> method that removes a random entry from the bag. This new method should basically work like the existing remove method except that a random entry is removed. <text:span text:style-name="T1">Note: Leave the existing remove method in the interface and class template.</text:span> The prototype will be:<text:line-break/><text:line-break/>     bool remove();</text:p>
      <text:list xml:id="list5071892060063861885" text:style-name="L1">
        <text:list-item>
          <text:p text:style-name="P7">You will need to add this method to your bag interface file. That is, <text:span text:style-name="T2">BagInterface.h</text:span> should include a pure virtual method that matches this new method. You must include documentation (comments) similar to the comments for the other methods in the interface.</text:p>
        </text:list-item>
        <text:list-item>
          <text:p text:style-name="P7">Add the method prototype inside the class definition in <text:span text:style-name="T2">LinkedBag.h</text:span>.</text:p>
        </text:list-item>
        <text:list-item>
          <text:p text:style-name="P1">Add the method implementation in <text:span text:style-name="T2">LinkeBag.h</text:span>.</text:p>
        </text:list-item>
      </text:list>
      <text:p text:style-name="P5">You can implement this method by borrowing code from the existing remove method. Here is an informal algorithm: </text:p>
      <text:p text:style-name="P13"><text:s text:c="5"/><text:span text:style-name="T3">canRemoveItem = bag not empty</text:span></text:p>
      <text:p text:style-name="P10"><text:s text:c="5"/><text:span text:style-name="T3">if canRemoveItem</text:span></text:p>
      <text:p text:style-name="P10"><text:s text:c="8"/><text:span text:style-name="T3">generate a random number in the range 0 through itemCount - 1</text:span></text:p>
      <text:p text:style-name="P10"><text:soft-page-break/><text:s text:c="8"/><text:span text:style-name="T3">think of the linked list as an array - the first node contains entry 0, etc.</text:span></text:p>
      <text:p text:style-name="P10"><text:s text:c="8"/><text:span text:style-name="T3">the random number indicates which node contains the entry to be deleted</text:span></text:p>
      <text:p text:style-name="P10"><text:s text:c="8"/><text:span text:style-name="T3">use a temporary pointer to traverse the linked list to the node to be deleted</text:span></text:p>
      <text:p text:style-name="P10"><text:s text:c="8"/><text:span text:style-name="T3">it is easier to remove the first node than any other node</text:span></text:p>
      <text:p text:style-name="P10"><text:s text:c="8"/><text:span text:style-name="T3">copy the entry from the first node to the node that contains the entry to be deleted</text:span></text:p>
      <text:p text:style-name="P10"><text:s text:c="8"/><text:span text:style-name="T3">delete the first node</text:span></text:p>
      <text:p text:style-name="P10"><text:s text:c="5"/><text:span text:style-name="T3">end if</text:span></text:p>
      <text:p text:style-name="P15"><text:s text:c="5"/><text:span text:style-name="T3">return canRemoveItem</text:span></text:p>
      <text:p text:style-name="P5">Here is an example program that shows how to generate a random integer in a given range using the <text:span text:style-name="T2">rand()</text:span> function. The <text:span text:style-name="T2">rand()</text:span> function is defined in header file <text:span text:style-name="T2">cstdlib</text:span>. This program displays a list of 4 random integers in the range 0 through 99:</text:p>
      <text:p text:style-name="P14">#include &lt;iostream&gt;</text:p>
      <text:p text:style-name="P11">#include &lt;cstdlib&gt; <text:s text:c="4"/>// include definition for rand()</text:p>
      <text:p text:style-name="P11">using namespace std;</text:p>
      <text:p text:style-name="P12"/>
      <text:p text:style-name="P10"><text:s text:c="5"/><text:span text:style-name="T3">int main ()</text:span></text:p>
      <text:p text:style-name="P10"><text:s text:c="5"/><text:span text:style-name="T3">{</text:span></text:p>
      <text:p text:style-name="P10"><text:s text:c="9"/><text:span text:style-name="T3">int number;</text:span></text:p>
      <text:p text:style-name="P12"/>
      <text:p text:style-name="P10"><text:s text:c="9"/><text:span text:style-name="T3">cout &lt;&lt; "Printing a list of 4 random integers in the range 0 through 99" &lt;&lt; endl;</text:span></text:p>
      <text:p text:style-name="P12"/>
      <text:p text:style-name="P10"><text:s text:c="9"/><text:span text:style-name="T3">for (int i=0; i&lt;4; i++)</text:span></text:p>
      <text:p text:style-name="P10"><text:s text:c="9"/><text:span text:style-name="T3">{</text:span></text:p>
      <text:p text:style-name="P10"><text:s text:c="13"/><text:span text:style-name="T3">number = rand() % 100;</text:span></text:p>
      <text:p text:style-name="P10"><text:s text:c="13"/><text:span text:style-name="T3">cout &lt;&lt; number &lt;&lt; " <text:s/>";</text:span></text:p>
      <text:p text:style-name="P10"><text:s text:c="9"/><text:span text:style-name="T3">}</text:span></text:p>
      <text:p text:style-name="P10"><text:s text:c="9"/><text:span text:style-name="T3">cout &lt;&lt; endl;</text:span></text:p>
      <text:p text:style-name="P12"/>
      <text:p text:style-name="P10"><text:s text:c="9"/><text:span text:style-name="T3">return 0;</text:span></text:p>
      <text:p text:style-name="P15"><text:s text:c="5"/><text:span text:style-name="T3">}</text:span></text:p>
      <text:p text:style-name="P5">Be sure that your driver includes code to test these modifications.</text:p>
      <text:p text:style-name="P4">Assignment Deliverables</text:p>
      <text:p text:style-name="P5">Submit all of your source code files. These include:</text:p>
      <text:list xml:id="list7414254963657688109" text:style-name="L2">
        <text:list-item>
          <text:p text:style-name="P8">driver</text:p>
        </text:list-item>
        <text:list-item>
          <text:p text:style-name="P8">Bag Interface</text:p>
        </text:list-item>
        <text:list-item>
          <text:p text:style-name="P8">LinkedBag header</text:p>
        </text:list-item>
        <text:list-item>
          <text:p text:style-name="P2"><text:span text:style-name="T6">Node header</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9T10:28:17.165516780</meta:creation-date>
    <dc:date>2017-04-19T10:30:31.876696962</dc:date>
    <meta:editing-duration>PT2M14S</meta:editing-duration>
    <meta:editing-cycles>2</meta:editing-cycles>
    <meta:generator>LibreOffice/5.1.6.2$Linux_X86_64 LibreOffice_project/10m0$Build-2</meta:generator>
    <meta:document-statistic meta:table-count="1" meta:image-count="0" meta:object-count="0" meta:page-count="2" meta:paragraph-count="48" meta:word-count="578" meta:character-count="3428" meta:non-whitespace-character-count="2707"/>
  </office:meta>
</office:document-meta>
</file>